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6pt" officeooo:rsid="00161eec" officeooo:paragraph-rsid="00161eec" style:font-size-asian="16pt" style:font-size-complex="16pt"/>
    </style:style>
    <style:style style:name="P2" style:family="paragraph" style:parent-style-name="Standard">
      <style:text-properties officeooo:rsid="0042e0c7" officeooo:paragraph-rsid="0034fe50"/>
    </style:style>
    <style:style style:name="P3" style:family="paragraph" style:parent-style-name="Standard">
      <style:text-properties officeooo:rsid="00367167" officeooo:paragraph-rsid="00367167"/>
    </style:style>
    <style:style style:name="P4" style:family="paragraph" style:parent-style-name="Standard">
      <style:text-properties officeooo:rsid="00383735" officeooo:paragraph-rsid="00383735"/>
    </style:style>
    <style:style style:name="P5" style:family="paragraph" style:parent-style-name="Standard">
      <style:paragraph-properties fo:text-align="start" style:justify-single-word="false"/>
      <style:text-properties officeooo:rsid="003a464d" officeooo:paragraph-rsid="003a464d"/>
    </style:style>
    <style:style style:name="P6" style:family="paragraph" style:parent-style-name="Text_20_body">
      <style:text-properties officeooo:rsid="002b6b83" officeooo:paragraph-rsid="002b6b83"/>
    </style:style>
    <style:style style:name="P7" style:family="paragraph" style:parent-style-name="Text_20_body">
      <style:text-properties officeooo:paragraph-rsid="001e7593"/>
    </style:style>
    <style:style style:name="P8" style:family="paragraph" style:parent-style-name="Heading_20_3">
      <style:text-properties officeooo:rsid="002b6b83"/>
    </style:style>
    <style:style style:name="P9" style:family="paragraph" style:parent-style-name="Standard" style:list-style-name="L1"/>
    <style:style style:name="P10" style:family="paragraph" style:parent-style-name="Standard" style:list-style-name="L2"/>
    <style:style style:name="P11" style:family="paragraph" style:parent-style-name="Standard" style:list-style-name="L3"/>
    <style:style style:name="P12" style:family="paragraph" style:parent-style-name="Standard" style:list-style-name="L3">
      <style:text-properties officeooo:paragraph-rsid="003e871b"/>
    </style:style>
    <style:style style:name="P13" style:family="paragraph" style:parent-style-name="Standard" style:list-style-name="L3">
      <style:text-properties officeooo:rsid="003e871b" officeooo:paragraph-rsid="003e871b"/>
    </style:style>
    <style:style style:name="P14" style:family="paragraph" style:parent-style-name="Standard" style:list-style-name="L4"/>
    <style:style style:name="P15" style:family="paragraph" style:parent-style-name="Standard" style:list-style-name="L5">
      <style:text-properties officeooo:paragraph-rsid="0034fe50"/>
    </style:style>
    <style:style style:name="P16" style:family="paragraph" style:parent-style-name="Standard" style:list-style-name="L5">
      <style:text-properties officeooo:paragraph-rsid="00367167"/>
    </style:style>
    <style:style style:name="P17" style:family="paragraph" style:parent-style-name="Standard" style:list-style-name="L6">
      <style:paragraph-properties fo:text-align="start" style:justify-single-word="false"/>
      <style:text-properties officeooo:rsid="00383735" officeooo:paragraph-rsid="00383735"/>
    </style:style>
    <style:style style:name="P18" style:family="paragraph" style:parent-style-name="Standard" style:list-style-name="L6">
      <style:paragraph-properties fo:text-align="start" style:justify-single-word="false"/>
      <style:text-properties officeooo:rsid="003a464d" officeooo:paragraph-rsid="003a464d"/>
    </style:style>
    <style:style style:name="P19" style:family="paragraph" style:parent-style-name="Standard" style:list-style-name="L7"/>
    <style:style style:name="P20" style:family="paragraph" style:parent-style-name="Standard" style:list-style-name="L7">
      <style:text-properties officeooo:rsid="00534026" officeooo:paragraph-rsid="0034fe50"/>
    </style:style>
    <style:style style:name="P21" style:family="paragraph" style:parent-style-name="Standard" style:list-style-name="L7">
      <style:text-properties officeooo:rsid="006f3edf" officeooo:paragraph-rsid="0034fe50"/>
    </style:style>
    <style:style style:name="P22" style:family="paragraph" style:parent-style-name="Text_20_body">
      <style:text-properties officeooo:paragraph-rsid="004b12dd"/>
    </style:style>
    <style:style style:name="T1" style:family="text">
      <style:text-properties fo:font-style="italic" style:font-style-asian="italic" style:font-style-complex="italic"/>
    </style:style>
    <style:style style:name="T2" style:family="text">
      <style:text-properties fo:font-style="italic" officeooo:rsid="0034fa5e" style:font-style-asian="italic" style:font-style-complex="italic"/>
    </style:style>
    <style:style style:name="T3" style:family="text">
      <style:text-properties fo:font-style="italic" officeooo:rsid="003e871b" style:font-style-asian="italic" style:font-style-complex="italic"/>
    </style:style>
    <style:style style:name="T4" style:family="text">
      <style:text-properties fo:font-variant="normal" fo:text-transform="none" fo:color="#000000" style:text-line-through-style="none" style:text-line-through-type="none" style:font-name="Liberation Sans" fo:font-size="11pt" fo:font-style="normal" style:text-underline-style="none" fo:font-weight="normal" style:text-blinking="false" fo:background-color="transparent" loext:char-shading-value="0" style:font-size-asian="12pt" style:font-size-complex="12pt"/>
    </style:style>
    <style:style style:name="T5" style:family="text">
      <style:text-properties officeooo:rsid="001c3fb2"/>
    </style:style>
    <style:style style:name="T6" style:family="text">
      <style:text-properties officeooo:rsid="0023bd5c"/>
    </style:style>
    <style:style style:name="T7" style:family="text">
      <style:text-properties officeooo:rsid="002520fe"/>
    </style:style>
    <style:style style:name="T8" style:family="text">
      <style:text-properties style:font-name="Liberation Sans" fo:font-size="11pt" style:font-size-asian="11pt" style:font-size-complex="11pt"/>
    </style:style>
    <style:style style:name="T9" style:family="text">
      <style:text-properties officeooo:rsid="002b6b83"/>
    </style:style>
    <style:style style:name="T10" style:family="text">
      <style:text-properties officeooo:rsid="002b7991"/>
    </style:style>
    <style:style style:name="T11" style:family="text">
      <style:text-properties officeooo:rsid="002bb74c"/>
    </style:style>
    <style:style style:name="T12" style:family="text">
      <style:text-properties officeooo:rsid="002e66a9"/>
    </style:style>
    <style:style style:name="T13" style:family="text">
      <style:text-properties officeooo:rsid="0034fe50"/>
    </style:style>
    <style:style style:name="T14" style:family="text">
      <style:text-properties officeooo:rsid="0053aeb2"/>
    </style:style>
    <style:style style:name="T15" style:family="text">
      <style:text-properties officeooo:rsid="0034fa5e"/>
    </style:style>
    <style:style style:name="T16" style:family="text">
      <style:text-properties fo:font-style="normal" style:font-style-asian="normal" style:font-style-complex="normal"/>
    </style:style>
    <style:style style:name="T17" style:family="text">
      <style:text-properties fo:font-style="normal" officeooo:rsid="0034fa5e" style:font-style-asian="normal" style:font-style-complex="normal"/>
    </style:style>
    <style:style style:name="T18" style:family="text">
      <style:text-properties officeooo:rsid="00383735"/>
    </style:style>
    <style:style style:name="T19" style:family="text">
      <style:text-properties officeooo:rsid="0038992c"/>
    </style:style>
    <style:style style:name="T20" style:family="text">
      <style:text-properties officeooo:rsid="003a464d"/>
    </style:style>
    <style:style style:name="T21" style:family="text">
      <style:text-properties officeooo:rsid="003adf5b"/>
    </style:style>
    <style:style style:name="T22" style:family="text">
      <style:text-properties fo:font-size="11pt" officeooo:rsid="001e7593" style:font-size-asian="11pt" style:font-size-complex="11pt"/>
    </style:style>
    <style:style style:name="T23" style:family="text">
      <style:text-properties fo:font-size="11pt" officeooo:rsid="0023bd5c" style:font-size-asian="11pt" style:font-size-complex="11pt"/>
    </style:style>
    <style:style style:name="T24" style:family="text">
      <style:text-properties fo:font-size="11pt" officeooo:rsid="001eb117" style:font-size-asian="11pt" style:font-size-complex="11pt"/>
    </style:style>
    <style:style style:name="T25" style:family="text">
      <style:text-properties fo:font-size="11pt" officeooo:rsid="004797d9" style:font-size-asian="11pt" style:font-size-complex="11pt"/>
    </style:style>
    <style:style style:name="T26" style:family="text">
      <style:text-properties officeooo:rsid="003e871b"/>
    </style:style>
    <style:style style:name="T27" style:family="text">
      <style:text-properties officeooo:rsid="00420fc3"/>
    </style:style>
    <style:style style:name="T28" style:family="text">
      <style:text-properties officeooo:rsid="004561fd"/>
    </style:style>
    <style:style style:name="T29" style:family="text">
      <style:text-properties officeooo:rsid="00463ba7"/>
    </style:style>
    <style:style style:name="T30" style:family="text">
      <style:text-properties officeooo:rsid="004ac3a4"/>
    </style:style>
    <style:style style:name="T31" style:family="text">
      <style:text-properties officeooo:rsid="004b12dd"/>
    </style:style>
    <style:style style:name="T32" style:family="text">
      <style:text-properties officeooo:rsid="004c66ba"/>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1"><text:span text:style-name="T7">Curso Básico de </text:span>Python</text:p>
      <text:p text:style-name="Standard"/>
      <text:p text:style-name="Title"><text:span text:style-name="T5">C</text:span><text:span text:style-name="T7">aracterísticas del c</text:span><text:span text:style-name="T5">urso</text:span></text:p>
      <text:p text:style-name="Subtitle">Información para instructores</text:p>
      <text:p text:style-name="Standard"/>
      <text:p text:style-name="P7"><text:span text:style-name="T22">Este documento describe las características del curso, </text:span><text:span text:style-name="T23">destinada sobre todo a los instructores</text:span><text:span text:style-name="T22">. Para comenzar el estudio de Python se puede ir directamen</text:span><text:span text:style-name="T24">t</text:span><text:span text:style-name="T22">e al</text:span><text:span text:style-name="T25"> capítulo</text:span><text:span text:style-name="T22"> 1, </text:span><text:span text:style-name="T24">Introducción a Python</text:span><text:span text:style-name="T22">.</text:span></text:p>
      <text:h text:style-name="Heading_20_3" text:outline-level="3"><text:bookmark-start text:name="__RefHeading___Toc229_1187535650"/>Objetivo<text:bookmark-end text:name="__RefHeading___Toc229_1187535650"/></text:h>
      <text:p text:style-name="Text_20_body">Este curso tiene por objeto capacitar a los estudiantes en la programación en lenguaje Python, optimizando el tiempo de dedicación tanto para instructores como para estudiantes.</text:p>
      <text:p text:style-name="Text_20_body">La propuesta <text:span text:style-name="T6">fue</text:span> desarrolla <text:span text:style-name="T6">intentando contemplar los siguientes</text:span> requerimientos:</text:p>
      <text:list xml:id="list3700654535" text:style-name="L1">
        <text:list-item>
          <text:p text:style-name="P9"><text:span text:style-name="T1">Autoaprendizaje.</text:span> Permitir e incentivar el autoaprendizaje mediante la provisión de información segmentada en ítems breves, cada uno con ejemplos resueltos y propuestas de tareas como forma de asegurar la actividad, única forma de asegurar un aprendizaje efectivo. Bajo esta consigna, el curso puede seguirse como actividad de auto formación, sin intervención de un instructor. </text:p>
        </text:list-item>
        <text:list-item>
          <text:p text:style-name="P9"><text:span text:style-name="T1">Mínima dedicación docente.</text:span> El diseño para autoaprendizaje permite concentrar la dedicación docente en la aclaración de dudas, la discusión de puntos particulares por su dificultad o importancia, la propuesta de actividades complementarias de revisión o de refuerzo.</text:p>
        </text:list-item>
        <text:list-item>
          <text:p text:style-name="P9"><text:span text:style-name="T1">Evaluación automática.</text:span> La propuesta de tareas de programación pasibles de ser evaluadas a través de una aplicación permite una evaluación rápida de los estudiantes, donde el tiempo se concentra sobre todo en la preparación de los resultado<text:span text:style-name="T8">s.</text:span></text:p>
        </text:list-item>
      </text:list>
      <text:h text:style-name="Heading_20_3" text:outline-level="3"><text:bookmark-start text:name="__RefHeading___Toc1098_1187535650"/>Soporte y formas de trabajo<text:bookmark-end text:name="__RefHeading___Toc1098_1187535650"/></text:h>
      <text:p text:style-name="Text_20_body">Para promover el aprendizaje activo es necesario poder experimentar cada aspecto del lenguaje, ya sea un comando, una forma de sintaxis, o una construcción más elaborada como una función o un módulo. Algunos escenarios posibles son:</text:p>
      <text:list xml:id="list3703501148" text:style-name="L2">
        <text:list-item>
          <text:p text:style-name="P10"><text:span text:style-name="T1">una aplicación</text:span> como <text:a xlink:type="simple" xlink:href="https://jupyter-notebook.readthedocs.io/en/latest/" text:style-name="Internet_20_link" text:visited-style-name="Visited_20_Internet_20_Link">Jupyter Notebook</text:a>, última versión <text:a xlink:type="simple" xlink:href="https://github.com/jupyterlab/jupyterlab" text:style-name="Internet_20_link" text:visited-style-name="Visited_20_Internet_20_Link">Jupyter Lab</text:a>, donde el texto explicativo puede complementarse con ejemplos interactivos; el estudiante puede también ingresar su propio código en los lugares previstos y ver el resultado de su ejecución. Esta opción tiene un costo de preparación importante, y no permite escribir programas en forma autónoma. Accesible en dos modalidades: 1) instalación de Jupyter Notebook en la máquina del estudiante (es software libre), o 2) el uso de una plataforma como <text:a xlink:type="simple" xlink:href="https://colab.research.google.com/" text:style-name="Internet_20_link" text:visited-style-name="Visited_20_Internet_20_Link">Google Colab</text:a>, lo cual obliga al estudiante a tener un usuario en Google.</text:p>
        </text:list-item>
        <text:list-item>
          <text:p text:style-name="P10"><text:span text:style-name="T1">texto clásico,</text:span> en formato de libro o página web, complementado con un repositorio de ejemplos (archivos *.py). El estudiante debe trabajar en dos ventanas, una para la lectura del texto, la otra para correr los programas provistos como ejemplo. Para experimentar su propio código interactivo, deberá invocar Python <text:span text:style-name="T12">directamente </text:span>en <text:span text:style-name="T12">un terminal</text:span>, o a través de un shell interactivo como <text:a xlink:type="simple" xlink:href="https://ipython.org/" text:style-name="Internet_20_link" text:visited-style-name="Visited_20_Internet_20_Link">IPython</text:a>. Para escribir sus propios programas, el estudiante deberá contar con un editor de texto llano.</text:p>
        </text:list-item>
        <text:list-item>
          <text:p text:style-name="P10"><text:span text:style-name="T1">texto clásico con ejemplos e IDE</text:span>. Los ejemplos son pequeños programas que pueden correrse en una terminal o en un IDE (Integrated Development Environment). Entre las <text:soft-page-break/>muchas recomendaciones posibles, Python <text:a xlink:type="simple" xlink:href="https://docs.python.org/3/library/idle.html" text:style-name="Internet_20_link" text:visited-style-name="Visited_20_Internet_20_Link">IDLE</text:a> es el IDE oficial de Python; es software libre, puede instalarse como parte de la distribución, es multiplataforma, permite trabajo interactivo y en scripts (módulos .py), y ofrece un buen balance entre complejidad y capacidad. Estas características lo hacen accesible a principiantes, pero permite también desarrollos complejos, como puede esperarse en proyectos fin de carrera.</text:p>
        </text:list-item>
      </text:list>
      <text:p text:style-name="Standard"/>
      <text:p text:style-name="P22">Esta última modalidad es la adoptada en este curso.<text:span text:style-name="T31"> Una plataforma como </text:span><text:a xlink:type="simple" xlink:href="https://github.com/jupyterlab/jupyterlab" text:style-name="Internet_20_link" text:visited-style-name="Visited_20_Internet_20_Link"><text:span text:style-name="T31">Jupyter Lab</text:span></text:a><text:span text:style-name="T31"> tiene características muy atractivas, pero su propia facilidad tiende a reducir la actividad del estudiante, por lo que requiere un enfoque didáctico adecuado para lograr un aprendizaje efectivo, implementando </text:span><text:span text:style-name="T32">intervenciones </text:span><text:span text:style-name="T31">o tareas específicas</text:span><text:span text:style-name="T32"> más demandantes, ya sea dentro o fuera de la plataforma.</text:span><text:span text:style-name="T31"> </text:span></text:p>
      <text:h text:style-name="P8" text:outline-level="3"><text:bookmark-start text:name="__RefHeading___Toc682_3545566123"/>Estructura del curso<text:bookmark-end text:name="__RefHeading___Toc682_3545566123"/></text:h>
      <text:p text:style-name="P6">El curso está estructurado a patir del siguiente conjunto de materiales:</text:p>
      <text:list xml:id="list3200977673" text:style-name="L3">
        <text:list-item>
          <text:p text:style-name="P11"><text:span text:style-name="T3">Tutoriales por tema</text:span>, <text:span text:style-name="T26">con la siguiente estructura:</text:span></text:p>
          <text:list>
            <text:list-item>
              <text:p text:style-name="P13">Introducción breve a cada unidad.</text:p>
            </text:list-item>
            <text:list-item>
              <text:p text:style-name="P12"><text:span text:style-name="T26">Lecturas recomentadas, en general secciones específicas del </text:span><text:a xlink:type="simple" xlink:href="https://docs.python.org/es/3/tutorial" text:style-name="Internet_20_link" text:visited-style-name="Visited_20_Internet_20_Link">Tutorial de Python</text:a> en español, <text:span text:style-name="T26">en la documentación oficial de Python.</text:span></text:p>
            </text:list-item>
            <text:list-item>
              <text:p text:style-name="P12"><text:span text:style-name="T28">E</text:span><text:span text:style-name="T26">xplicación concisa de los distintos temas de la unidad; </text:span><text:span text:style-name="T28">el formato es </text:span><text:span text:style-name="T26">un intermedio entre </text:span><text:span text:style-name="T28">el </text:span><text:span text:style-name="T26">tutorial convencional y una referencia rápida (Quick Reference).</text:span></text:p>
            </text:list-item>
          </text:list>
        </text:list-item>
        <text:list-item>
          <text:p text:style-name="P12"><text:span text:style-name="T3">E</text:span><text:span text:style-name="T1">jemplos</text:span>, pequeños programas que el estudiante puede mirar y correr.</text:p>
        </text:list-item>
        <text:list-item>
          <text:p text:style-name="P11"><text:span text:style-name="T3">Ejercicios</text:span><text:span text:style-name="T26">, </text:span>pequeños programas que el estudiante debe escribir.</text:p>
        </text:list-item>
        <text:list-item>
          <text:p text:style-name="P11"><text:a xlink:type="simple" xlink:href="https://docs.python.org/3/tutorial/index.html" text:style-name="Internet_20_link" text:visited-style-name="Visited_20_Internet_20_Link"><text:span text:style-name="T1">Tutorial de Python</text:span></text:a>, en la <text:a xlink:type="simple" xlink:href="https://docs.python.org/3/index.html" text:style-name="Internet_20_link" text:visited-style-name="Visited_20_Internet_20_Link">Documentación de Python 3</text:a>.</text:p>
        </text:list-item>
        <text:list-item>
          <text:p text:style-name="P11"><text:a xlink:type="simple" xlink:href="https://docs.python.org/es/3/library/idle.html" text:style-name="Internet_20_link" text:visited-style-name="Visited_20_Internet_20_Link"><text:span text:style-name="T1">Manual de IDLE</text:span></text:a> en español, en la <text:a xlink:type="simple" xlink:href="https://docs.python.org/3/index.html" text:style-name="Internet_20_link" text:visited-style-name="Visited_20_Internet_20_Link">Documentación de Python 3</text:a>.</text:p>
        </text:list-item>
      </text:list>
      <text:p text:style-name="Text_20_body"/>
      <text:p text:style-name="Text_20_body">Este material deberá ser complementado <text:span text:style-name="T9">con:</text:span></text:p>
      <text:list xml:id="list4085320946" text:style-name="L4">
        <text:list-item>
          <text:p text:style-name="P14"><text:span text:style-name="T1">Ejercicios de evaluación</text:span>, pequeños programas que deberá resolver el estudiante y por cuyos resultados será calificado.</text:p>
        </text:list-item>
        <text:list-item>
          <text:p text:style-name="P14"><text:span text:style-name="T1">Corrección automática.</text:span> <text:span text:style-name="T10">La enseñanza de un lenguaje de programación permite fácilmente la evaluación automática a través de u</text:span>na aplicación. <text:span text:style-name="T10">Una propuesta puede verse en e</text:span><text:span text:style-name="T11">l</text:span><text:span text:style-name="T10"> documento </text:span><text:a xlink:type="simple" xlink:href="https://docs.google.com/document/d/1MWLaEXNMPgOIOv6fWEdcU5_XztKZLkURtE7SSBzHgjU/edit?usp=sharing" text:style-name="Internet_20_link" text:visited-style-name="Visited_20_Internet_20_Link"><text:span text:style-name="T11">Evaluación automática</text:span></text:a><text:span text:style-name="T11">.</text:span></text:p>
        </text:list-item>
      </text:list>
      <text:h text:style-name="Heading_20_3" text:outline-level="3"><text:bookmark-start text:name="__RefHeading___Toc684_3545566123"/>Metodología<text:bookmark-end text:name="__RefHeading___Toc684_3545566123"/></text:h>
      <text:p text:style-name="Text_20_body">El curso se puede impartir en forma presencial, pero para muchos auditorios resultará más apto y menos demandante en modalidad semi presencial, dando una breve introducción y luego marcando temas a estudiar para próximos encuentros, reservando las sesiones presenciales para consultas y aclaración de dudas. En modalidad remota, con sesiones de encuentro virtual también para introducción, consultas y aclaración de dudas. Finalmente, el material y armado del curso permite el auto estudio, más difícil que las modalidades anteriores, pero también posible<text:span text:style-name="T4">.</text:span></text:p>
      <text:h text:style-name="Heading_20_3" text:outline-level="3"><text:bookmark-start text:name="__RefHeading___Toc5334_858090060"/>Bibliografía<text:bookmark-end text:name="__RefHeading___Toc5334_858090060"/></text:h>
      <text:p text:style-name="Standard">Lecturas recomendadas <text:span text:style-name="T18">para aprender el lenguaje</text:span>.</text:p>
      <text:list xml:id="list1269234948" text:style-name="L5">
        <text:list-item>
          <text:p text:style-name="P15"><text:span text:style-name="T14">Python. </text:span><text:span text:style-name="T2">Tutorial de Python</text:span><text:span text:style-name="T15">, </text:span><text:span text:style-name="T13">en </text:span><text:a xlink:type="simple" xlink:href="https://docs.python.org/es/3/tutorial/index.html" text:style-name="Internet_20_link" text:visited-style-name="Visited_20_Internet_20_Link"><text:span text:style-name="T13">español</text:span></text:a><text:span text:style-name="T13">, en </text:span><text:a xlink:type="simple" xlink:href="https://docs.python.org/3/tutorial/index.html" text:style-name="Internet_20_link" text:visited-style-name="Visited_20_Internet_20_Link"><text:span text:style-name="T13">inglés</text:span></text:a><text:span text:style-name="T13">. </text:span><text:span text:style-name="T29">La versión en español tiene algunos defectos de traducción, pero resulta perfectamente legible.</text:span></text:p>
        </text:list-item>
        <text:list-item>
          <text:p text:style-name="P16">Severance, Charles. <text:a xlink:type="simple" xlink:href="https://es.py4e.com/book" text:style-name="Internet_20_link" text:visited-style-name="Visited_20_Internet_20_Link"><text:span text:style-name="T1">Python para Todos</text:span></text:a>. 2020. <text:span text:style-name="T13">Introducción general a Python en los primeros 10 cap</text:span><text:span text:style-name="T30">í</text:span><text:span text:style-name="T13">tulos; los 6 capítulos restantes orientados a procesamiento de datos. Cada </text:span><text:soft-page-break/><text:span text:style-name="T13">cap</text:span><text:span text:style-name="T30">í</text:span><text:span text:style-name="T13">tulo incluye un glosario y ejercicios. </text:span>En PDF, 262 páginas. Sitio para bajar el libro y otros recursos: <text:a xlink:type="simple" xlink:href="https://es.py4e.com/book" text:style-name="Internet_20_link" text:visited-style-name="Visited_20_Internet_20_Link">PY4E-ES</text:a>.</text:p>
          <text:p text:style-name="P16"/>
        </text:list-item>
      </text:list>
      <text:p text:style-name="P4"><text:span text:style-name="T20">Documentación oficial </text:span><text:span text:style-name="T21">para consulta</text:span><text:span text:style-name="T20">.</text:span></text:p>
      <text:list xml:id="list1790511370" text:style-name="L6">
        <text:list-item>
          <text:p text:style-name="P17"><text:span text:style-name="T1">Referencia del lenguaje Python.</text:span> <text:span text:style-name="T21">D</text:span>escripción de la sintaxis y los elementos del lenguaje. En inglés, <text:a xlink:type="simple" xlink:href="https://docs.python.org/3/reference/index.html" text:style-name="Internet_20_link" text:visited-style-name="Visited_20_Internet_20_Link"><text:span text:style-name="T19">L</text:span></text:a><text:a xlink:type="simple" xlink:href="https://docs.python.org/3/reference/index.html" text:style-name="Internet_20_link" text:visited-style-name="Visited_20_Internet_20_Link">anguage Reference</text:a>; <text:span text:style-name="T19">en español, </text:span><text:a xlink:type="simple" xlink:href="https://docs.python.org/es/3/reference/index.html" text:style-name="Internet_20_link" text:visited-style-name="Visited_20_Internet_20_Link"><text:span text:style-name="T19">Referencia del lenguaje</text:span></text:a><text:span text:style-name="T19">.</text:span></text:p>
        </text:list-item>
        <text:list-item>
          <text:p text:style-name="P18"><text:span text:style-name="T1">Referencia de la biblioteca.</text:span> <text:span text:style-name="T21">D</text:span>escribe la biblioteca estándar de Python (constantes, tipos de datos, funciones, excepciones, servicios, módulos), más algunos complementos incluidos en la distribución estándar de Python. En inglés, <text:a xlink:type="simple" xlink:href="https://docs.python.org/3/library/index.html" text:style-name="Internet_20_link" text:visited-style-name="Visited_20_Internet_20_Link">The Python Standard Library</text:a>; en español, <text:a xlink:type="simple" xlink:href="https://docs.python.org/es/3/library/index.html" text:style-name="Internet_20_link" text:visited-style-name="Visited_20_Internet_20_Link">Biblioteca estándar de Python</text:a>.</text:p>
        </text:list-item>
      </text:list>
      <text:p text:style-name="P5"/>
      <text:p text:style-name="P3">Otros recursos.</text:p>
      <text:list xml:id="list3890215552" text:style-name="L7">
        <text:list-item>
          <text:p text:style-name="P20"><text:span text:style-name="T17">P</text:span><text:span text:style-name="T16">EW’s Corner. </text:span><text:a xlink:type="simple" xlink:href="https://pewscorner.github.io/programming/python3_quick_ref.html" text:style-name="Internet_20_link" text:visited-style-name="Visited_20_Internet_20_Link"><text:span text:style-name="T16">Python 3 Quick Reference</text:span></text:a><text:span text:style-name="T16">. <text:s/>Referencia muy detallada en forma de líneas de código comentadas.</text:span></text:p>
        </text:list-item>
        <text:list-item>
          <text:p text:style-name="P21"><text:span text:style-name="T16">Markham, Kevin. </text:span><text:a xlink:type="simple" xlink:href="https://www.dataschool.io/python-quick-reference/" text:style-name="Internet_20_link" text:visited-style-name="Visited_20_Internet_20_Link"><text:span text:style-name="T16">Quick Reference to Python in a single script</text:span></text:a><text:span text:style-name="T16">. Una referencia rápida a los comandos de Python en forma de módulo, disponible como módulo .py o como Jupyter notebook. </text:span></text:p>
        </text:list-item>
        <text:list-item>
          <text:p text:style-name="P19">W3 Schools. <text:a xlink:type="simple" xlink:href="https://www.w3schools.com/python/default.asp" text:style-name="Internet_20_link" text:visited-style-name="Visited_20_Internet_20_Link">Python Tutorial</text:a>. Curso en línea, interactivo, en pasos muy simples. (En inglés).</text:p>
        </text:list-item>
        <text:list-item>
          <text:p text:style-name="P19">Klein, Bernd. <text:a xlink:type="simple" xlink:href="https://www.python-course.eu/" text:style-name="Internet_20_link" text:visited-style-name="Visited_20_Internet_20_Link">Python Course</text:a>. <text:span text:style-name="T27">Para un estudio exhaustivo del lenguaje Python, experimentando cada particularidad. Extenso, claro, muy completo. (En inglés).</text:span></text:p>
        </text:list-item>
      </text:list>
      <text:p text:style-name="P2"/>
      <text:p text:style-name="Text_20_body"/>
      <text:p text:style-name="Text_20_body"/>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UY"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UY"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3T18:32:23.480934610</meta:creation-date>
    <dc:date>2022-05-10T08:53:09.855834437</dc:date>
    <meta:editing-duration>PT5H35M51S</meta:editing-duration>
    <meta:editing-cycles>39</meta:editing-cycles>
    <meta:generator>LibreOffice/6.4.7.2$Linux_X86_64 LibreOffice_project/40$Build-2</meta:generator>
    <dc:creator>Víctor González Barbone</dc:creator>
    <meta:document-statistic meta:table-count="0" meta:image-count="0" meta:object-count="0" meta:page-count="3" meta:paragraph-count="43" meta:word-count="1036" meta:character-count="6926" meta:non-whitespace-character-count="5953"/>
  </office:meta>
</office:document-meta>
</file>